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1072" calcext:value-type="float">
            <text:p>139.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992" calcext:value-type="float">
            <text:p>136.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7458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